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3" style:family="paragraph" style:parent-style-name="Standard">
      <style:paragraph-properties fo:margin-left="-0.0984in" fo:margin-right="0in"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justify" style:justify-single-word="false"/>
      <style:text-properties fo:language="en" fo:country="GB"/>
    </style:style>
    <style:style style:name="P7" style:family="paragraph" style:parent-style-name="Standard">
      <style:paragraph-properties fo:text-align="justify" style:justify-single-word="false"/>
      <style:text-properties fo:font-size="8pt" fo:language="en" fo:country="GB" style:font-size-asian="8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fo:language="en" fo:country="GB" fo:font-weight="bold" style:font-size-asian="12pt" style:font-weight-asian="bold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GB" fo:font-weight="bold" style:font-size-asian="12pt" style:font-weight-asian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font-size="12pt" fo:language="en" fo:country="GB" fo:font-weight="bold" style:font-size-asian="12pt" style:font-weight-asian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8pt" fo:language="en" fo:country="GB" fo:font-weight="bold" style:font-size-asian="8pt" style:font-weight-asian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fo:language="en" fo:country="GB" fo:font-weight="bold" style:font-size-asian="12pt" style:font-weight-asian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en" fo:country="GB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fo:language="en" fo:country="GB" style:font-size-asian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8pt" fo:language="en" fo:country="GB" style:font-size-asian="8pt"/>
    </style:style>
    <style:style style:name="P16" style:family="paragraph" style:parent-style-name="Standard">
      <style:paragraph-properties>
        <style:tab-stops>
          <style:tab-stop style:position="0.3937in"/>
          <style:tab-stop style:position="3.2484in"/>
          <style:tab-stop style:position="5.9063in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3472in"/>
        </style:tab-stops>
      </style:paragraph-properties>
    </style:style>
    <style:style style:name="P18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</style:tab-stops>
      </style:paragraph-properties>
      <style:text-properties fo:font-size="11pt" fo:font-weight="bold" style:font-size-asian="11pt" style:font-weight-asian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</style:tab-stops>
      </style:paragraph-properties>
    </style:style>
    <style:style style:name="P20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6425in"/>
          <style:tab-stop style:position="4.3311in"/>
          <style:tab-stop style:position="5.5126in"/>
        </style:tab-stops>
      </style:paragraph-properties>
    </style:style>
    <style:style style:name="P21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weight="bold" style:font-weight-asian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size="12pt" style:font-size-asian="12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<text:span text:style-name="T1"><text:database-display text:table-name="" text:table-type="table" text:column-name="Début_période_en_cours">«Début_période_en_cours»</text:database-display></text:span><text:span text:style-name="T2"><text:s text:c="4"/></text:span><text:span text:style-name="T1"><text:database-display text:table-name="" text:table-type="table" text:column-name="Fin_période_en_cours">«Fin_période_en_cours»</text:database-display></text:span></text:p>
      <text:p text:style-name="P4"/>
      <text:p text:style-name="P5"/>
      <text:p text:style-name="P1"><text:span text:style-name="T2"><text:s text:c="5"/></text:span><text:span text:style-name="T2"><text:database-display text:table-name="" text:table-type="table" text:column-name="No_immatriculation">«No_immatriculation»</text:database-display></text:span></text:p>
      <text:p text:style-name="P6"/>
      <text:p text:style-name="P1"><text:span text:style-name="T3"><text:tab/></text:span><text:span text:style-name="T2"><text:database-display text:table-name="" text:table-type="table" text:column-name="No_police">«No_police»</text:database-display></text:span></text:p>
      <text:p text:style-name="P6"/>
      <text:p text:style-name="P6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/>
      <text:p text:style-name="P7"/>
      <text:p text:style-name="P10"/>
      <text:p text:style-name="P11"/>
      <text:p text:style-name="P10"/>
      <text:p text:style-name="P12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3"/>
      <text:p text:style-name="P15"/>
      <text:p text:style-name="P16"><text:span text:style-name="T3"><text:s/></text:span><text:span text:style-name="T1"><text:database-display text:table-name="" text:table-type="table" text:column-name="Début_période_en_cours">«Début_période_en_cours»</text:database-display></text:span><text:span text:style-name="T1"><text:s text:c="7"/></text:span><text:span text:style-name="T1"><text:database-display text:table-name="" text:table-type="table" text:column-name="Fin_période_en_cours">«Fin_période_en_cours»</text:database-display></text:span><text:s text:c="18"/><text:span text:style-name="T1"><text:database-display text:table-name="" text:table-type="table" text:column-name="No_police">«No_police»</text:database-display></text:span><text:span text:style-name="T1"><text:tab/><text:tab/></text:span></text:p>
      <text:p text:style-name="P17"><text:tab/><text:tab/></text:p>
      <text:p text:style-name="P18"/>
      <text:p text:style-name="P19"/>
      <text:p text:style-name="P20"><text:tab/><text:span text:style-name="T1"><text:database-display text:table-name="" text:table-type="table" text:column-name="No_immatriculation">«No_immatriculation»</text:database-display></text:span><text:span text:style-name="T1"> <text:s text:c="29"/></text:span><text:span text:style-name="T1"><text:database-display text:table-name="" text:table-type="table" text:column-name="Catégorie_véhicule">«Catégorie_véhicule»</text:database-display></text:span><text:span text:style-name="T1"><text:s/>- <text:s/></text:span><text:span text:style-name="T1"><text:database-display text:table-name="" text:table-type="table" text:column-name="Marque">«Marque»</text:database-display></text:span></text:p>
      <text:p text:style-name="P21"/>
      <text:p text:style-name="P22"/>
      <text:p text:style-name="P22"/>
      <text:p text:style-name="P23"><text:tab/><text:span text:style-name="T1"><text:database-display text:table-name="" text:table-type="table" text:column-name="Nom_prénom_ou_Raison_sociale">«Nom_prénom_ou_Raison_sociale»</text:database-display></text:span></text:p>
      <text:p text:style-name="P23"><text:span text:style-name="T1"><text:tab/></text:span><text:span text:style-name="T1"><text:database-display text:table-name="" text:table-type="table" text:column-name="Numéro_et_voie">«Numéro_et_voie»</text:database-display></text:span></text:p>
      <text:p text:style-name="P23"><text:span text:style-name="T1"><text:tab/></text:span><text:span text:style-name="T1"><text:database-display text:table-name="" text:table-type="table" text:column-name="auxiliaire_de_voie">«auxiliaire_de_voie»</text:database-display></text:span></text:p>
      <text:p text:style-name="P24"><text:span text:style-name="T1"><text:tab/></text:span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bai  bel air informatique</dc:creator>
    <dc:date>2004-05-06T18:41:00</dc:date>
    <meta:print-date>1997-08-12T11:09:00</meta:print-date>
    <meta:editing-cycles>75</meta:editing-cycles>
    <meta:editing-duration>PT1H45M</meta:editing-duration>
    <meta:document-statistic meta:table-count="0" meta:image-count="0" meta:object-count="0" meta:page-count="1" meta:paragraph-count="10" meta:word-count="16" meta:character-count="362" meta:non-whitespace-character-count="283"/>
    <meta:generator>LibreOffice/25.8.1.1$Windows_X86_64 LibreOffice_project/54047653041915e595ad4e45cccea684809c77b5</meta:generator>
  </office:meta>
</office:document-meta>
</file>